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Symbol" svg:font-family="Symbol"/>
    <style:font-face style:name="Tahoma" svg:font-family="Tahoma, sans-serif"/>
    <style:font-face style:name="Trebuchet MS" svg:font-family="'Trebuchet MS', sans-serif"/>
    <style:font-face style:name="Verdana" svg:font-family="Verdana, sans-serif"/>
    <style:font-face style:name="Wingdings" svg:font-family="Wingdings"/>
    <style:font-face style:name="Wingdings 2" svg:font-family="'Wingdings 2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0.373cm" table:align="left"/>
    </style:style>
    <style:style style:name="Tableau1.A" style:family="table-column">
      <style:table-column-properties style:column-width="20.373cm"/>
    </style:style>
    <style:style style:name="Tableau1.A1" style:family="table-cell">
      <style:table-cell-properties style:vertical-align="middle" fo:padding="0cm" fo:border="none"/>
    </style:style>
    <style:style style:name="Tableau2" style:family="table">
      <style:table-properties style:width="19.87cm" table:align="left"/>
    </style:style>
    <style:style style:name="Tableau2.A" style:family="table-column">
      <style:table-column-properties style:column-width="5.812cm"/>
    </style:style>
    <style:style style:name="Tableau2.B" style:family="table-column">
      <style:table-column-properties style:column-width="6.869cm"/>
    </style:style>
    <style:style style:name="Tableau2.C" style:family="table-column">
      <style:table-column-properties style:column-width="7.19cm"/>
    </style:style>
    <style:style style:name="Tableau2.A1" style:family="table-cell">
      <style:table-cell-properties style:vertical-align="middle" fo:padding-left="0cm" fo:padding-right="0.123cm" fo:padding-top="0cm" fo:padding-bottom="0cm" fo:border-left="none" fo:border-right="1pt solid #000000" fo:border-top="none" fo:border-bottom="none"/>
    </style:style>
    <style:style style:name="Tableau2.B1" style:family="table-cell">
      <style:table-cell-properties style:vertical-align="middle" fo:background-color="#3366ff" fo:padding-left="0cm" fo:padding-right="0.123cm" fo:padding-top="0.049cm" fo:padding-bottom="0cm" fo:border-left="none" fo:border-right="1pt solid #000000" fo:border-top="1pt solid #000000" fo:border-bottom="none">
        <style:background-image/>
      </style:table-cell-properties>
    </style:style>
    <style:style style:name="Tableau2.C1" style:family="table-cell">
      <style:table-cell-properties style:vertical-align="middle" fo:background-color="#ffc000" fo:padding-left="0cm" fo:padding-right="0.123cm" fo:padding-top="0.049cm" fo:padding-bottom="0cm" fo:border-left="none" fo:border-right="1pt solid #000000" fo:border-top="1pt solid #000000" fo:border-bottom="none">
        <style:background-image/>
      </style:table-cell-properties>
    </style:style>
    <style:style style:name="Tableau2.B2" style:family="table-cell">
      <style:table-cell-properties style:vertical-align="middle" fo:background-color="#3366ff" fo:padding-left="0cm" fo:padding-right="0.123cm" fo:padding-top="0cm" fo:padding-bottom="0cm" fo:border-left="none" fo:border-right="1pt solid #000000" fo:border-top="none" fo:border-bottom="none">
        <style:background-image/>
      </style:table-cell-properties>
    </style:style>
    <style:style style:name="Tableau2.C2" style:family="table-cell">
      <style:table-cell-properties style:vertical-align="middle" fo:background-color="#ffc000" fo:padding-left="0cm" fo:padding-right="0.123cm" fo:padding-top="0cm" fo:padding-bottom="0cm" fo:border-left="none" fo:border-right="1pt solid #000000" fo:border-top="none" fo:border-bottom="none">
        <style:background-image/>
      </style:table-cell-properties>
    </style:style>
    <style:style style:name="Tableau2.B4" style:family="table-cell">
      <style:table-cell-properties style:vertical-align="middle" fo:background-color="#3366ff" fo:padding-left="0cm" fo:padding-right="0.123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Tableau2.C4" style:family="table-cell">
      <style:table-cell-properties style:vertical-align="middle" fo:background-color="#ffc000" fo:padding-left="0cm" fo:padding-right="0.123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Tableau2.A5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Tableau2.B5" style:family="table-cell">
      <style:table-cell-properties style:vertical-align="middle" fo:background-color="#c0c0c0" fo:padding-left="0.123cm" fo:padding-right="0.123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eau2.C5" style:family="table-cell">
      <style:table-cell-properties style:vertical-align="middle" fo:background-color="#c0c0c0" fo:padding-left="0cm" fo:padding-right="0.123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Tableau2.A6" style:family="table-cell">
      <style:table-cell-properties style:vertical-align="middle" fo:padding-left="0.123cm" fo:padding-right="0.123cm" fo:padding-top="0cm" fo:padding-bottom="0.049cm" fo:border-left="1pt solid #000000" fo:border-right="1pt solid #000000" fo:border-top="none" fo:border-bottom="1pt solid #000000"/>
    </style:style>
    <style:style style:name="Tableau2.B6" style:family="table-cell">
      <style:table-cell-properties style:vertical-align="middle" fo:padding-left="0cm" fo:padding-right="0.123cm" fo:padding-top="0cm" fo:padding-bottom="0.049cm" fo:border-left="none" fo:border-right="1pt solid #000000" fo:border-top="none" fo:border-bottom="1pt solid #000000"/>
    </style:style>
    <style:style style:name="Tableau2.C6" style:family="table-cell">
      <style:table-cell-properties style:vertical-align="middle" fo:padding-left="0cm" fo:padding-right="0.123cm" fo:padding-top="0cm" fo:padding-bottom="0.049cm" fo:border-left="none" fo:border-right="1pt solid #000000" fo:border-top="none" fo:border-bottom="1pt solid #000000"/>
    </style:style>
    <style:style style:name="Tableau2.A7" style:family="table-cell">
      <style:table-cell-properties style:vertical-align="middle" fo:padding-left="0.123cm" fo:padding-right="0.123cm" fo:padding-top="0cm" fo:padding-bottom="0.049cm" fo:border-left="1pt solid #000000" fo:border-right="1pt solid #000000" fo:border-top="none" fo:border-bottom="1pt solid #000000"/>
    </style:style>
    <style:style style:name="Tableau2.B7" style:family="table-cell">
      <style:table-cell-properties style:vertical-align="middle" fo:padding-left="0cm" fo:padding-right="0.123cm" fo:padding-top="0cm" fo:padding-bottom="0.049cm" fo:border-left="none" fo:border-right="1pt solid #000000" fo:border-top="none" fo:border-bottom="1pt solid #000000"/>
    </style:style>
    <style:style style:name="Tableau2.C7" style:family="table-cell">
      <style:table-cell-properties style:vertical-align="middle" fo:padding-left="0cm" fo:padding-right="0.123cm" fo:padding-top="0cm" fo:padding-bottom="0.049cm" fo:border-left="none" fo:border-right="1pt solid #000000" fo:border-top="none" fo:border-bottom="1pt solid #000000"/>
    </style:style>
    <style:style style:name="Tableau2.A8" style:family="table-cell">
      <style:table-cell-properties style:vertical-align="middle" fo:padding-left="0.123cm" fo:padding-right="0.123cm" fo:padding-top="0cm" fo:padding-bottom="0.049cm" fo:border-left="1pt solid #000000" fo:border-right="1pt solid #000000" fo:border-top="none" fo:border-bottom="1pt solid #000000"/>
    </style:style>
    <style:style style:name="Tableau2.B8" style:family="table-cell">
      <style:table-cell-properties style:vertical-align="middle" fo:padding-left="0cm" fo:padding-right="0.123cm" fo:padding-top="0cm" fo:padding-bottom="0.049cm" fo:border-left="none" fo:border-right="1pt solid #000000" fo:border-top="none" fo:border-bottom="1pt solid #000000"/>
    </style:style>
    <style:style style:name="Tableau2.C8" style:family="table-cell">
      <style:table-cell-properties style:vertical-align="middle" fo:padding-left="0cm" fo:padding-right="0.123cm" fo:padding-top="0cm" fo:padding-bottom="0.049cm" fo:border-left="none" fo:border-right="1pt solid #000000" fo:border-top="none" fo:border-bottom="1pt solid #000000"/>
    </style:style>
    <style:style style:name="Tableau3" style:family="table">
      <style:table-properties style:width="6.752cm" table:align="left"/>
    </style:style>
    <style:style style:name="Tableau3.A" style:family="table-column">
      <style:table-column-properties style:column-width="4.457cm"/>
    </style:style>
    <style:style style:name="Tableau3.B" style:family="table-column">
      <style:table-column-properties style:column-width="2.295cm"/>
    </style:style>
    <style:style style:name="Tableau3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15pt double #808080" fo:border-right="none" fo:border-top="0.15pt double #808080" fo:border-bottom="0.15pt double #808080"/>
    </style:style>
    <style:style style:name="Tableau3.B1" style:family="table-cell">
      <style:table-cell-properties style:vertical-align="middle" fo:background-color="#ffff00" style:border-line-width="0.002cm 0.004cm 0.002cm" fo:padding="0.049cm" fo:border="0.15pt double #808080">
        <style:background-image/>
      </style:table-cell-properties>
    </style:style>
    <style:style style:name="Tableau3.A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B2" style:family="table-cell">
      <style:table-cell-properties style:vertical-align="middle" fo:background-color="#ffff00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>
        <style:background-image/>
      </style:table-cell-properties>
    </style:style>
    <style:style style:name="Tableau3.A3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4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5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6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7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8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9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10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11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1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13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14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15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16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17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18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19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20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21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2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23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24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25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26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A27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P1" style:family="paragraph" style:parent-style-name="Text_20_body">
      <style:text-properties style:font-name="Verdana" fo:font-size="10pt" style:text-underline-style="solid" style:text-underline-width="auto" style:text-underline-color="font-color" fo:font-weight="bold"/>
    </style:style>
    <style:style style:name="P2" style:family="paragraph" style:parent-style-name="Text_20_body">
      <style:text-properties style:font-name="Verdana" fo:font-size="10pt" loext:padding="0.049cm" loext:border="0.99pt solid #000000"/>
    </style:style>
    <style:style style:name="P3" style:family="paragraph" style:parent-style-name="Text_20_body">
      <style:text-properties style:font-name="Verdana" fo:font-size="10pt" fo:font-style="italic"/>
    </style:style>
    <style:style style:name="P4" style:family="paragraph" style:parent-style-name="Text_20_body">
      <style:text-properties fo:color="#1f497d"/>
    </style:style>
    <style:style style:name="P5" style:family="paragraph" style:parent-style-name="Text_20_body">
      <style:text-properties fo:color="#0070c0"/>
    </style:style>
    <style:style style:name="P6" style:family="paragraph" style:parent-style-name="Text_20_body">
      <style:text-properties fo:color="#17365d"/>
    </style:style>
    <style:style style:name="P7" style:family="paragraph" style:parent-style-name="Text_20_body">
      <style:text-properties fo:color="#31859c"/>
    </style:style>
    <style:style style:name="P8" style:family="paragraph" style:parent-style-name="Text_20_body">
      <style:text-properties fo:color="#000080"/>
    </style:style>
    <style:style style:name="P9" style:family="paragraph" style:parent-style-name="Text_20_body">
      <style:text-properties fo:color="#000080" style:text-line-through-style="none" style:text-line-through-type="none" style:text-underline-style="none" style:text-blinking="false"/>
    </style:style>
    <style:style style:name="P10" style:family="paragraph" style:parent-style-name="Text_20_body">
      <style:text-properties fo:color="#000080" style:font-name="Verdana" fo:font-size="10pt" fo:font-weight="bold"/>
    </style:style>
    <style:style style:name="P11" style:family="paragraph" style:parent-style-name="Text_20_body">
      <style:text-properties fo:color="#000000"/>
    </style:style>
    <style:style style:name="P12" style:family="paragraph" style:parent-style-name="Text_20_body">
      <style:text-properties fo:color="#000000" style:font-name="Verdana" fo:font-size="10pt"/>
    </style:style>
    <style:style style:name="P13" style:family="paragraph" style:parent-style-name="Text_20_body">
      <style:text-properties fo:color="#000000" style:font-name="Verdana" fo:font-size="10pt" fo:font-style="italic"/>
    </style:style>
    <style:style style:name="P14" style:family="paragraph" style:parent-style-name="Text_20_body">
      <style:text-properties fo:color="#000000" style:font-name="Verdana" fo:font-size="10pt" fo:font-weight="bold"/>
    </style:style>
    <style:style style:name="P15" style:family="paragraph" style:parent-style-name="Text_20_body">
      <style:text-properties fo:color="#000000" style:font-name="Verdana" fo:font-size="10pt" style:text-underline-style="solid" style:text-underline-width="auto" style:text-underline-color="font-color" fo:font-weight="bold"/>
    </style:style>
    <style:style style:name="P16" style:family="paragraph" style:parent-style-name="Text_20_body">
      <style:text-properties fo:color="#000000" style:font-name="Verdana" fo:font-size="9pt" fo:font-weight="bold"/>
    </style:style>
    <style:style style:name="P17" style:family="paragraph" style:parent-style-name="Text_20_body">
      <style:text-properties fo:color="#000000" style:text-line-through-style="none" style:text-line-through-type="none" style:text-underline-style="none" style:text-blinking="false"/>
    </style:style>
    <style:style style:name="P18" style:family="paragraph" style:parent-style-name="Text_20_body">
      <style:text-properties loext:padding="0.049cm" loext:border="0.99pt solid #000000"/>
    </style:style>
    <style:style style:name="P19" style:family="paragraph" style:parent-style-name="Text_20_body">
      <style:text-properties fo:color="#215868"/>
    </style:style>
    <style:style style:name="P20" style:family="paragraph" style:parent-style-name="Text_20_body">
      <style:text-properties fo:color="#0000ff"/>
    </style:style>
    <style:style style:name="P21" style:family="paragraph" style:parent-style-name="Text_20_body">
      <style:text-properties fo:color="#595959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color="#17365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1f497d"/>
    </style:style>
    <style:style style:name="P25" style:family="paragraph" style:parent-style-name="Text_20_body">
      <style:paragraph-properties fo:margin-top="0cm" fo:margin-bottom="0.423cm" loext:contextual-spacing="false"/>
    </style:style>
    <style:style style:name="P26" style:family="paragraph" style:parent-style-name="Text_20_body">
      <style:paragraph-properties fo:margin-top="0cm" fo:margin-bottom="0.423cm" loext:contextual-spacing="false"/>
      <style:text-properties fo:color="#000000" style:font-name="Verdana" fo:font-size="10pt" fo:font-weight="bold"/>
    </style:style>
    <style:style style:name="P27" style:family="paragraph" style:parent-style-name="Text_20_body">
      <style:paragraph-properties fo:margin-top="0cm" fo:margin-bottom="0.212cm" loext:contextual-spacing="false"/>
      <style:text-properties fo:color="#000080" style:font-name="Verdana" fo:font-size="8pt"/>
    </style:style>
    <style:style style:name="P28" style:family="paragraph" style:parent-style-name="Table_20_Contents">
      <style:text-properties fo:font-size="2pt" style:font-size-asian="2pt" style:font-size-complex="2pt"/>
    </style:style>
    <style:style style:name="P29" style:family="paragraph" style:parent-style-name="Table_20_Contents">
      <style:paragraph-properties fo:margin-top="0cm" fo:margin-bottom="0.499cm" loext:contextual-spacing="false"/>
    </style:style>
    <style:style style:name="P30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P31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font-name="Verdana" fo:font-size="9pt" fo:font-weight="bold"/>
    </style:style>
    <style:style style:name="P32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Verdana" fo:font-size="9pt" fo:font-weight="bold"/>
    </style:style>
    <style:style style:name="P33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Verdana" fo:font-size="10pt" fo:font-weight="bold"/>
    </style:style>
    <style:style style:name="P34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/>
    </style:style>
    <style:style style:name="P35" style:family="paragraph" style:parent-style-name="Table_20_Contents">
      <style:paragraph-properties fo:margin-top="0cm" fo:margin-bottom="0.499cm" loext:contextual-spacing="false"/>
      <style:text-properties fo:color="#000000" style:font-name="Trebuchet MS" fo:font-size="10pt"/>
    </style:style>
    <style:style style:name="P36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font-name="Trebuchet MS" fo:font-size="10pt"/>
    </style:style>
    <style:style style:name="P37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Calibri" fo:font-size="11pt" fo:font-weight="bold"/>
    </style:style>
    <style:style style:name="P38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ff" style:font-name="Verdana" fo:font-size="10pt" fo:font-weight="bold"/>
    </style:style>
    <style:style style:name="P39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ff" style:font-name="Verdana" fo:font-size="9pt" fo:font-style="italic"/>
    </style:style>
    <style:style style:name="P40" style:family="paragraph" style:parent-style-name="Table_20_Contents">
      <style:paragraph-properties fo:margin-top="0cm" fo:margin-bottom="0.499cm" loext:contextual-spacing="false"/>
      <style:text-properties style:font-name="Trebuchet MS" fo:font-size="10pt"/>
    </style:style>
    <style:style style:name="P41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Trebuchet MS" fo:font-size="10pt"/>
    </style:style>
    <style:style style:name="T1" style:family="text">
      <style:text-properties fo:font-variant="normal" fo:text-transform="none" fo:color="#000000" style:font-name="Symbol" fo:font-size="10pt"/>
    </style:style>
    <style:style style:name="T2" style:family="text">
      <style:text-properties fo:font-variant="normal" fo:text-transform="none" fo:color="#000000" style:font-name="Verdana" fo:font-size="10pt"/>
    </style:style>
    <style:style style:name="T3" style:family="text">
      <style:text-properties fo:font-variant="normal" fo:text-transform="none" fo:color="#000000" style:font-name="Wingdings 2" fo:font-size="10pt"/>
    </style:style>
    <style:style style:name="T4" style:family="text">
      <style:text-properties fo:font-variant="normal" fo:text-transform="none" style:font-name="Wingdings" fo:font-size="10pt"/>
    </style:style>
    <style:style style:name="T5" style:family="text">
      <style:text-properties fo:font-variant="normal" fo:text-transform="none" style:font-name="Symbol" fo:font-size="10pt"/>
    </style:style>
    <style:style style:name="T6" style:family="text">
      <style:text-properties fo:font-variant="normal" fo:text-transform="none" style:font-name="Calibri"/>
    </style:style>
    <style:style style:name="T7" style:family="text">
      <style:text-properties fo:color="#000000"/>
    </style:style>
    <style:style style:name="T8" style:family="text">
      <style:text-properties fo:color="#000000" style:font-name="Symbol" fo:font-size="10pt"/>
    </style:style>
    <style:style style:name="T9" style:family="text">
      <style:text-properties fo:color="#000000" style:font-name="Verdana" fo:font-size="10pt"/>
    </style:style>
    <style:style style:name="T10" style:family="text">
      <style:text-properties fo:color="#000000" style:font-name="Verdana" fo:font-size="10pt" style:text-underline-style="solid" style:text-underline-width="auto" style:text-underline-color="font-color"/>
    </style:style>
    <style:style style:name="T11" style:family="text">
      <style:text-properties fo:color="#000000" style:font-name="Verdana" fo:font-size="10pt" style:text-underline-style="solid" style:text-underline-width="auto" style:text-underline-color="font-color" fo:font-weight="bold"/>
    </style:style>
    <style:style style:name="T12" style:family="text">
      <style:text-properties fo:color="#000000" style:font-name="Verdana" fo:font-size="10pt" fo:font-weight="bold"/>
    </style:style>
    <style:style style:name="T13" style:family="text">
      <style:text-properties fo:color="#000000" style:font-name="Wingdings 2" fo:font-size="10pt"/>
    </style:style>
    <style:style style:name="T14" style:family="text">
      <style:text-properties fo:color="#000000" style:font-name="Trebuchet MS" fo:font-size="11pt" fo:font-weight="bold"/>
    </style:style>
    <style:style style:name="T15" style:family="text">
      <style:text-properties fo:color="#000000" style:font-name="Trebuchet MS" fo:font-size="10pt"/>
    </style:style>
    <style:style style:name="T16" style:family="text">
      <style:text-properties style:font-name="Symbol" fo:font-size="10pt"/>
    </style:style>
    <style:style style:name="T17" style:family="text">
      <style:text-properties style:font-name="Verdana" fo:font-size="10pt"/>
    </style:style>
    <style:style style:name="T18" style:family="text">
      <style:text-properties style:font-name="Verdana" fo:font-size="10pt" style:text-underline-style="solid" style:text-underline-width="auto" style:text-underline-color="font-color" fo:font-weight="bold"/>
    </style:style>
    <style:style style:name="T19" style:family="text">
      <style:text-properties style:font-name="Verdana" fo:font-size="10pt" fo:font-weight="bold"/>
    </style:style>
    <style:style style:name="T20" style:family="text">
      <style:text-properties fo:color="#1f497d"/>
    </style:style>
    <style:style style:name="T21" style:family="text">
      <style:text-properties fo:color="#1f497d" style:font-name="Verdana" fo:font-size="10pt"/>
    </style:style>
    <style:style style:name="T22" style:family="text">
      <style:text-properties fo:color="#1f497d" style:font-name="Verdana" fo:font-size="10pt" style:text-underline-style="solid" style:text-underline-width="auto" style:text-underline-color="font-color" fo:font-weight="bold"/>
    </style:style>
    <style:style style:name="T23" style:family="text">
      <style:text-properties fo:color="#1f497d" style:font-name="Verdana" fo:font-size="10pt" fo:font-weight="bold"/>
    </style:style>
    <style:style style:name="T24" style:family="text">
      <style:text-properties style:font-name="Wingdings"/>
    </style:style>
    <style:style style:name="T25" style:family="text">
      <style:text-properties style:font-name="Wingdings" fo:font-size="10pt"/>
    </style:style>
    <style:style style:name="T26" style:family="text">
      <style:text-properties fo:color="#000080"/>
    </style:style>
    <style:style style:name="T27" style:family="text">
      <style:text-properties fo:color="#000080" style:font-name="Verdana" fo:font-weight="bold"/>
    </style:style>
    <style:style style:name="T28" style:family="text">
      <style:text-properties fo:color="#000080" style:font-name="Verdana" fo:font-size="10pt" fo:font-weight="bold"/>
    </style:style>
    <style:style style:name="T29" style:family="text">
      <style:text-properties fo:color="#000080" style:font-name="Verdana" fo:font-size="8pt"/>
    </style:style>
    <style:style style:name="T30" style:family="text">
      <style:text-properties fo:color="#0000ff"/>
    </style:style>
    <style:style style:name="T31" style:family="text">
      <style:text-properties fo:color="#0000ff" style:font-name="Verdana" fo:font-size="10pt"/>
    </style:style>
    <style:style style:name="T32" style:family="text">
      <style:text-properties fo:color="#0000ff" style:font-name="Verdana" fo:font-size="10pt" style:text-underline-style="solid" style:text-underline-width="auto" style:text-underline-color="font-color"/>
    </style:style>
    <style:style style:name="T33" style:family="text">
      <style:text-properties fo:color="#0000ff" style:font-name="Verdana" fo:font-weight="bold"/>
    </style:style>
    <style:style style:name="T34" style:family="text">
      <style:text-properties fo:color="#0000ff" style:font-name="Tahoma" fo:font-size="10pt"/>
    </style:style>
    <style:style style:name="T35" style:family="text">
      <style:text-properties fo:color="#17365d"/>
    </style:style>
    <style:style style:name="T36" style:family="text">
      <style:text-properties fo:color="#17365d" style:font-name="Verdana" fo:font-size="10pt"/>
    </style:style>
    <style:style style:name="T37" style:family="text">
      <style:text-properties style:font-name="Calibri"/>
    </style:style>
    <style:style style:name="T38" style:family="text">
      <style:text-properties style:font-name="Calibri" fo:font-weight="bold"/>
    </style:style>
    <style:style style:name="T39" style:family="text">
      <style:text-properties style:font-name="Calibri" style:text-underline-style="solid" style:text-underline-width="auto" style:text-underline-color="font-color" fo:font-weight="bold"/>
    </style:style>
    <style:style style:name="T40" style:family="text">
      <style:text-properties style:font-name="Calibri" fo:font-size="11pt" fo:font-style="italic"/>
    </style:style>
    <style:style style:name="T41" style:family="text">
      <style:text-properties style:font-name="Calibri" fo:font-size="11pt" fo:font-style="italic" fo:font-weight="bold"/>
    </style:style>
    <style:style style:name="T42" style:family="text">
      <style:text-properties fo:color="#0070c0"/>
    </style:style>
    <style:style style:name="T43" style:family="text">
      <style:text-properties fo:color="#ffffff" style:font-name="Verdana" fo:font-size="9pt" fo:font-weight="bold"/>
    </style:style>
    <style:style style:name="T44" style:family="text">
      <style:text-properties fo:color="#4f81bd"/>
    </style:style>
    <style:style style:name="T45" style:family="text">
      <style:text-properties fo:color="#558ed5"/>
    </style:style>
    <style:style style:name="T46" style:family="text">
      <style:text-properties fo:color="#215868" style:font-name="Verdana" fo:font-size="10pt"/>
    </style:style>
    <style:style style:name="T47" style:family="text">
      <style:text-properties fo:color="#5959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 </text:p>
      <text:p text:style-name="P1">Nous avons bien noté que vous serez en mesure d’animer les cours suivants :</text:p>
      <text:p text:style-name="P4"> </text:p>
      <text:p text:style-name="Text_20_body"><text:span text:style-name="T8">·</text:span><text:span text:style-name="T1">        </text:span><text:span text:style-name="T11">A court terme :</text:span></text:p>
      <text:p text:style-name="P4"> </text:p>
      <text:p text:style-name="Text_20_body"><text:a xlink:type="simple" xlink:href="https://www.orsys.fr/formation-ia-intelligence-artificielle-enjeux-outils.html" office:target-frame-name="_blank" xlink:show="new" text:style-name="Internet_20_link" text:visited-style-name="Visited_20_Internet_20_Link">Intelligence Artificielle, enjeux et outils, 2 jours (Réf. IAO)</text:a> </text:p>
      <text:p text:style-name="Text_20_body"><text:a xlink:type="simple" xlink:href="https://www.orsys.fr/formation-deep-learning-et-reseaux-de-neurones.html" office:target-frame-name="_blank" xlink:show="new" text:style-name="Internet_20_link" text:visited-style-name="Visited_20_Internet_20_Link">Deep Learning et réseaux de neurones, les fondamentaux, 3 jours (Réf. DRN)</text:a>   </text:p>
      <text:p text:style-name="Text_20_body"><text:a xlink:type="simple" xlink:href="https://www.orsys.fr/formation-DPL.html" office:target-frame-name="_blank" xlink:show="new" text:style-name="Internet_20_link" text:visited-style-name="Visited_20_Internet_20_Link">Deep Learning par la pratique, 3 jours (Réf. DPL)</text:a>         </text:p>
      <text:p text:style-name="Text_20_body"><text:a xlink:type="simple" xlink:href="https://www.orsys.fr/formation-MMD.html" office:target-frame-name="_blank" xlink:show="new" text:style-name="Internet_20_link" text:visited-style-name="Visited_20_Internet_20_Link">Text Mining par la pratique, 3 jours (Réf. MMD)</text:a> </text:p>
      <text:p text:style-name="Text_20_body"><text:a xlink:type="simple" xlink:href="https://www.orsys.fr/formation-big-data-avec-python.html" office:target-frame-name="_blank" xlink:show="new" text:style-name="Internet_20_link" text:visited-style-name="Visited_20_Internet_20_Link">Big Data Analytics avec Python, 4 jours (Réf. BDA)</text:a>  </text:p>
      <text:p text:style-name="P4"> </text:p>
      <text:p text:style-name="P4"> </text:p>
      <text:p text:style-name="Text_20_body"><text:span text:style-name="T8">·</text:span><text:span text:style-name="T1">        </text:span><text:span text:style-name="T11">Sur le long terme </text:span><text:span text:style-name="T22">(temps de préparation du support à prévoir) </text:span><text:span text:style-name="T11">:</text:span></text:p>
      <text:p text:style-name="P4"> </text:p>
      <text:p text:style-name="Text_20_body"><text:a xlink:type="simple" xlink:href="https://www.orsys.fr/formation-data-mining-synthese.html" office:target-frame-name="_blank" xlink:show="new" text:style-name="Internet_20_link" text:visited-style-name="Visited_20_Internet_20_Link">Data Mining, synthèse, 2 jours (Réf. DMI)</text:a>         </text:p>
      <text:p text:style-name="Text_20_body"><text:a xlink:type="simple" xlink:href="https://www.orsys.fr/formation-machine-learning.html" office:target-frame-name="_blank" xlink:show="new" text:style-name="Internet_20_link" text:visited-style-name="Visited_20_Internet_20_Link">Machine Learning, état de l'art, 2 jours (Réf. MLE)</text:a>     </text:p>
      <text:p text:style-name="Text_20_body"><text:a xlink:type="simple" xlink:href="https://www.orsys.fr/formation-MLB.html" office:target-frame-name="_blank" xlink:show="new" text:style-name="Internet_20_link" text:visited-style-name="Visited_20_Internet_20_Link">Machine learning, méthodes et solutions , 4 jours (Réf. MLB)</text:a> </text:p>
      <text:p text:style-name="Text_20_body"><text:a xlink:type="simple" xlink:href="https://www.orsys.fr/formation-big-data-data-science-machine-learning.html" office:target-frame-name="_blank" xlink:show="new" text:style-name="Internet_20_link" text:visited-style-name="Visited_20_Internet_20_Link">Big Data, Data Science, Machine Learning, leur impact dans l’entreprise, 2 jours (Réf. BMD)</text:a>         </text:p>
      <text:p text:style-name="P4"> </text:p>
      <text:p text:style-name="Text_20_body"> </text:p>
      <text:p text:style-name="Text_20_body"><text:span text:style-name="T25">è</text:span><text:span text:style-name="T4"> </text:span><text:span text:style-name="T18">Nous vous positionnons d’ores et déjà sur les sessions :</text:span></text:p>
      <text:p text:style-name="Text_20_body"> </text:p>
      <text:p text:style-name="Text_20_body"><text:span text:style-name="T16">·</text:span><text:span text:style-name="T5">        </text:span><text:span text:style-name="T17">BDAPA1 du 10/12/19 à Paris</text:span><text:span text:style-name="T20"> </text:span></text:p>
      <text:p text:style-name="Text_20_body"><text:span text:style-name="T16">·</text:span><text:span text:style-name="T5">        </text:span><text:span text:style-name="T17">DPLPA1 du 16/12/19 à Paris</text:span></text:p>
      <text:p text:style-name="Text_20_body"> </text:p>
      <text:p text:style-name="Text_20_body"><text:span text:style-name="T25">è</text:span><text:span text:style-name="T4"> </text:span><text:span text:style-name="T17">Le 11/11/2019 étant férié, êtes-vous disponible </text:span><text:span text:style-name="T19">du 12 au 14/11/19</text:span><text:span text:style-name="T17"> pour animer la session </text:span><text:span text:style-name="T19">DPLPA1</text:span><text:span text:style-name="T17"> à Paris ?</text:span></text:p>
      <text:p text:style-name="Text_20_body"> </text:p>
      <text:p text:style-name="Text_20_body"><text:span text:style-name="T25">è</text:span><text:span text:style-name="T4"> </text:span><text:span text:style-name="T17">Nous attendons votre retour sur la session </text:span><text:span text:style-name="T19">DRNPA1 du 26/11/2019 à Paris</text:span><text:span text:style-name="T17">.</text:span></text:p>
      <text:p text:style-name="Text_20_body"> </text:p>
      <text:p text:style-name="Text_20_body"> </text:p>
      <text:p text:style-name="Text_20_body"><text:soft-page-break/><text:span text:style-name="T24">è</text:span><text:span text:style-name="T26"> </text:span><text:span text:style-name="T9">Si vous </text:span><text:span text:style-name="T17">avez les compétences et êtes intéressé par d’autres</text:span><text:span text:style-name="T7"> </text:span><text:span text:style-name="T9">thèmes de formation ou de séminaires disponibles à notre catalogue, nous vous invitons à nous retourner par mail la liste complète des codes stages complémentaires en vous aidant de notre site internet : </text:span><text:a xlink:type="simple" xlink:href="http://www.orsys.fr/" office:target-frame-name="_blank" xlink:show="new" text:style-name="Internet_20_link" text:visited-style-name="Visited_20_Internet_20_Link"><text:span text:style-name="T17">http://www.orsys.fr/</text:span></text:a><text:span text:style-name="T32">.</text:span></text:p>
      <text:p text:style-name="P23"> </text:p>
      <text:p text:style-name="P22"><text:span text:style-name="T24">è</text:span><text:span text:style-name="T35"> </text:span><text:span text:style-name="T9">Si vous souhaitez nous soumettre des propositions de nouveaux programmes, n’hésitez pas à nous en faire part par retour de mail, nous y apporterons toute l’attention qu’il se doit.</text:span> </text:p>
      <text:p text:style-name="P5"> </text:p>
      <text:p text:style-name="P6"> </text:p>
      <text:p text:style-name="Text_20_body"><text:span text:style-name="T38">Afin de finaliser votre enregistrement dans notre système, nous avons besoin</text:span><text:span text:style-name="T42"> </text:span><text:span text:style-name="T38">des éléments suivants:</text:span></text:p>
      <text:p text:style-name="P6"> </text:p>
      <text:p text:style-name="Text_20_body"><text:span text:style-name="T37">-</text:span><text:span text:style-name="T6">        </text:span><text:span text:style-name="T38">Votre attestation de vigilance URSSAF</text:span></text:p>
      <text:p text:style-name="Text_20_body"><text:span text:style-name="T37">-</text:span><text:span text:style-name="T6">        </text:span><text:span text:style-name="T38">Le document ci-joint « Autorisation Diffusion Support Electronique » complété et signé, </text:span><text:span text:style-name="T39">à nous retourner dans les 72h</text:span></text:p>
      <text:p text:style-name="P7"> </text:p>
      <text:p text:style-name="P5"> </text:p>
      <text:p text:style-name="P8"> </text:p>
      <text:p text:style-name="Text_20_body"><text:span text:style-name="T27">TARIFS D’ANIMATION</text:span><text:span text:style-name="T30"> </text:span><text:span text:style-name="T33">:</text:span></text:p>
      <text:p text:style-name="Text_20_body"> </text:p>
      <text:p text:style-name="P12">Nous vous proposons les tarifs suivants 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9"> </text:p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>
                <table:table-cell table:style-name="Tableau2.A1" table:number-rows-spanned="4" office:value-type="string">
                  <text:p text:style-name="P29"> </text:p>
                </table:table-cell>
                <table:table-cell table:style-name="Tableau2.B1" office:value-type="string">
                  <text:p text:style-name="P30"><text:span text:style-name="T43">TARIF D'ANIMATION</text:span><text:span text:style-name="T26"> </text:span></text:p>
                </table:table-cell>
                <table:table-cell table:style-name="Tableau2.C1" office:value-type="string">
                  <text:p text:style-name="P30"><text:span text:style-name="T43">TARIF D'ANIMATION</text:span><text:span text:style-name="T26"> </text:span></text:p>
                </table:table-cell>
              </table:table-row>
              <table:table-row>
                <table:covered-table-cell/>
                <table:table-cell table:style-name="Tableau2.B2" office:value-type="string">
                  <text:p text:style-name="P31">INTER ET INTRA</text:p>
                </table:table-cell>
                <table:table-cell table:style-name="Tableau2.C2" office:value-type="string">
                  <text:p text:style-name="P31">INTER ET INTRA</text:p>
                </table:table-cell>
              </table:table-row>
              <table:table-row>
                <table:covered-table-cell/>
                <table:table-cell table:style-name="Tableau2.B2" office:value-type="string">
                  <text:p text:style-name="P28"/>
                </table:table-cell>
                <table:table-cell table:style-name="Tableau2.C2" office:value-type="string">
                  <text:p text:style-name="P28"/>
                </table:table-cell>
              </table:table-row>
              <table:table-row>
                <table:covered-table-cell/>
                <table:table-cell table:style-name="Tableau2.B4" office:value-type="string">
                  <text:p text:style-name="P32">Tarif en € HT</text:p>
                </table:table-cell>
                <table:table-cell table:style-name="Tableau2.C4" office:value-type="string">
                  <text:p text:style-name="P32">Tarif en € HT</text:p>
                </table:table-cell>
              </table:table-row>
              <table:table-row>
                <table:table-cell table:style-name="Tableau2.A5" office:value-type="string">
                  <text:p text:style-name="P34"> </text:p>
                </table:table-cell>
                <table:table-cell table:style-name="Tableau2.B5" office:value-type="string">
                  <text:p text:style-name="P37">T1</text:p>
                </table:table-cell>
                <table:table-cell table:style-name="Tableau2.C5" office:value-type="string">
                  <text:p text:style-name="P37">T2</text:p>
                </table:table-cell>
              </table:table-row>
              <table:table-row>
                <table:table-cell table:style-name="Tableau2.A6" office:value-type="string">
                  <text:p text:style-name="P33">Nantes</text:p>
                </table:table-cell>
                <table:table-cell table:style-name="Tableau2.B6" office:value-type="string">
                  <text:p text:style-name="P38">750€/Jour Tout Inclus</text:p>
                </table:table-cell>
                <table:table-cell table:style-name="Tableau2.C6" office:value-type="string">
                  <text:p text:style-name="P38">900€/Jour Tout Inclus</text:p>
                </table:table-cell>
              </table:table-row>
              <table:table-row>
                <table:table-cell table:style-name="Tableau2.A7" office:value-type="string">
                  <text:p text:style-name="P33">Paris</text:p>
                </table:table-cell>
                <table:table-cell table:style-name="Tableau2.B7" office:value-type="string">
                  <text:p text:style-name="P38">910€/jour Tout Inclus </text:p>
                  <text:p text:style-name="P39">(750€/jour + 160€ de forfait)</text:p>
                </table:table-cell>
                <table:table-cell table:style-name="Tableau2.C7" office:value-type="string">
                  <text:p text:style-name="P38">1060€/jour Tout Inclus </text:p>
                  <text:p text:style-name="P39">(900€/jour + 160€ de forfait)</text:p>
                </table:table-cell>
              </table:table-row>
              <table:table-row>
                <table:table-cell table:style-name="Tableau2.A8" office:value-type="string">
                  <text:p text:style-name="P33">Autres Sites Orsys en Provinces </text:p>
                  <text:p text:style-name="P33"><text:soft-page-break/>et à l’Etranger</text:p>
                </table:table-cell>
                <table:table-cell table:style-name="Tableau2.B8" office:value-type="string">
                  <text:p text:style-name="P38">750€/Jour + Frais Réels</text:p>
                </table:table-cell>
                <table:table-cell table:style-name="Tableau2.C8" office:value-type="string">
                  <text:p text:style-name="P38">900€/Jour + Frais Réels</text:p>
                </table:table-cell>
              </table:table-row>
            </table:table>
          </table:table-cell>
        </table:table-row>
      </table:table>
      <text:p text:style-name="Text_20_body"><text:span text:style-name="T40">*</text:span><text:span text:style-name="T41">T1 :</text:span><text:span text:style-name="T40"> Cours pratiques / </text:span><text:span text:style-name="T41">T2 :</text:span><text:span text:style-name="T40"> Séminaires</text:span><text:span text:style-name="T20"> </text:span><text:span text:style-name="T34">(+ 50€/pers sup au-delà de 16)</text:span></text:p>
      <text:p text:style-name="P4"> </text:p>
      <text:p text:style-name="P4"> </text:p>
      <text:p text:style-name="Text_20_body"><text:span text:style-name="T24">v</text:span>  <text:span text:style-name="T18">Tarif prépa</text:span> <text:span text:style-name="T17">= pour les intra dits ‘très spé’, la rémunération du temps de préparation est fixée à </text:span><text:span text:style-name="T21">500€/jour</text:span><text:span text:style-name="T17">, si celle-ci est justifiée et validée par nos services et pourra être d’1/2 journée à 2 jours maximum</text:span><text:span text:style-name="T21">.</text:span></text:p>
      <text:p text:style-name="P24"> </text:p>
      <text:p text:style-name="P4"> </text:p>
      <text:p text:style-name="Text_20_body"><text:span text:style-name="T17">P</text:span><text:span text:style-name="T9">our tout </text:span><text:span text:style-name="T12">« intra » HORS CENTRE ORSYS</text:span> <text:span text:style-name="T9">(sauf Paris et Région Parisienne, où le tarif reste le même que dans nos locaux), la règle générale de facturation est la suivante :</text:span></text:p>
      <text:p text:style-name="Text_20_body"><text:span text:style-name="T9">Votre tarif d’animation</text:span><text:span text:style-name="T17">,</text:span><text:span text:style-name="T7"> </text:span><text:span text:style-name="T17">sans frais, </text:span><text:span text:style-name="T9">par jour d’animation</text:span><text:span text:style-name="T17">,</text:span><text:span text:style-name="T42"> </text:span><text:span text:style-name="T17">soit</text:span><text:span text:style-name="T44"> </text:span><text:span text:style-name="T23">750 €</text:span><text:span text:style-name="T20"> </text:span><text:span text:style-name="T23">(T1) / 900€ (T2) , </text:span><text:span text:style-name="T9">auquel s’ajouteront vos frais de déplacement et d’hébergement, remboursés </text:span><text:span text:style-name="T10">au réel sur justificatifs</text:span><text:span text:style-name="T9">.</text:span></text:p>
      <text:p text:style-name="P11"> </text:p>
      <text:p text:style-name="Text_20_body"><text:span text:style-name="T9">Sauf cas particuliers, où des conditions tarifaires seraient imposées par le client</text:span><text:span text:style-name="T42"> </text:span><text:span text:style-name="T17">;</text:span><text:span text:style-name="T7"> </text:span><text:span text:style-name="T9">Vous en serez alors informé au moment de la demande d’intra.</text:span></text:p>
      <text:p text:style-name="P11"> </text:p>
      <text:p text:style-name="P12">A noter que vos frais réels devront respecter impérativement les barèmes suivants : </text:p>
      <text:p text:style-name="P11"> </text:p>
      <text:p text:style-name="Text_20_body"><text:span text:style-name="T9">-</text:span><text:span text:style-name="T2">      </text:span><text:span text:style-name="T17">Billet de train A/R 2nde classe, ou avion classe Eco, si la liaison en train n’est pas possible. Merci de privilégier des billets échangeables et/ou remboursables</text:span></text:p>
      <text:p text:style-name="Text_20_body"><text:span text:style-name="T9">-</text:span><text:span text:style-name="T2">      </text:span><text:span text:style-name="T17">Hôtel en chambre 2 ou 3* (pour un montant maximum de 110€/ nuitée)</text:span></text:p>
      <text:p text:style-name="Text_20_body"><text:span text:style-name="T9">-</text:span><text:span text:style-name="T2">      </text:span><text:span text:style-name="T9">Frais de vie pour un montant maximum journalier de 45€ (65€ dans le cas de formation intra où le déjeuner ne serait pas pris en charge par le client)</text:span></text:p>
      <text:p text:style-name="P11"> </text:p>
      <text:p text:style-name="P11"> </text:p>
      <text:p text:style-name="Text_20_body"><text:span text:style-name="T13">E</text:span><text:span text:style-name="T3">  </text:span><text:span text:style-name="T9">Les extras restent à votre charge (Ex : Mini Bar, Frais de stationnement,…).</text:span></text:p>
      <text:p text:style-name="P11"> </text:p>
      <text:p text:style-name="P5"> </text:p>
      <text:p text:style-name="Text_20_body"> </text:p>
      <text:p text:style-name="P2">Orsys se réserve le droit de refuser le remboursement des frais pour tout dépassement qui n’aurait pas été validé en amont par le Service Planification.</text:p>
      <text:p text:style-name="P18"> </text:p>
      <text:p text:style-name="P8"> </text:p>
      <text:p text:style-name="Text_20_body"><text:soft-page-break/><text:span text:style-name="T28">ATTENTION !</text:span><text:span text:style-name="T7"> </text:span><text:span text:style-name="T9">Aucun frais ne pourra être remboursé sans présentation d’un justificatif. </text:span></text:p>
      <text:p text:style-name="P12">De plus, le paiement des interventions en Intra ne pourra survenir qu’après réception des feuilles d’émargement et d’évaluations remplies par les clients</text:p>
      <text:p text:style-name="Text_20_body"> </text:p>
      <text:p text:style-name="P3">Nous vous rappelons que pour une intervention loin de chez vous il est vivement recommandé d’arriver la veille du cours afin d’éviter tout retard le jour de la formation.</text:p>
      <text:p text:style-name="Text_20_body"> </text:p>
      <text:p text:style-name="P8"> </text:p>
      <text:p text:style-name="Text_20_body"><text:span text:style-name="T9">Vos factures seront à envoyer par mail à</text:span><text:span text:style-name="T45"> </text:span><text:a xlink:type="simple" xlink:href="mailto:facture@orsys.fr" office:target-frame-name="_blank" xlink:show="new" text:style-name="Internet_20_link" text:visited-style-name="Visited_20_Internet_20_Link"><text:span text:style-name="T42">facture@orsys.fr</text:span></text:a><text:span text:style-name="T9">, elles devront mentionner le codes stage et les dates de la session. Le règlement se fera à 30 jours fin de mois par virement bancaire</text:span><text:span text:style-name="T46">.</text:span></text:p>
      <text:p text:style-name="P17"> </text:p>
      <text:p text:style-name="P11"> </text:p>
      <text:p text:style-name="Text_20_body"><text:span text:style-name="T27">FONCTIONNEMENT D’ORSYS</text:span><text:span text:style-name="T30"> </text:span><text:span text:style-name="T33">:</text:span></text:p>
      <text:p text:style-name="P8"> </text:p>
      <text:p text:style-name="Text_20_body"><text:span text:style-name="T11">VALIDATION</text:span><text:span text:style-name="T26"> </text:span><text:span text:style-name="T28">:</text:span></text:p>
      <text:p text:style-name="P9"> </text:p>
      <text:p text:style-name="Text_20_body"><text:span text:style-name="T12">Toute intervention sur un cours fera préalablement l'objet d'un rendez-vous de validation réalisé par notre service Offre et Qualité</text:span><text:span text:style-name="T19">, </text:span><text:span text:style-name="T18">au moins 3 semaines avant le début de la session</text:span><text:span text:style-name="T19">.</text:span></text:p>
      <text:p text:style-name="P12">Une validation par code stage sera à prévoir.</text:p>
      <text:p text:style-name="Text_20_body"><text:span text:style-name="T9">Il faudra pour </text:span><text:span text:style-name="T17">c</text:span><text:span text:style-name="T9">e faire contacter notre service validation à partir de l’adresse mail suivante : </text:span><text:a xlink:type="simple" xlink:href="mailto:rdv-valid@orsys.fr" office:target-frame-name="_blank" xlink:show="new" text:style-name="Internet_20_link" text:visited-style-name="Visited_20_Internet_20_Link"><text:span text:style-name="T17">rdv-valid@orsys.fr</text:span></text:a><text:span text:style-name="T7"> </text:span><text:span text:style-name="T9">afin de fixer un rendez-vous dit de « validation »</text:span><text:span text:style-name="T31">.</text:span></text:p>
      <text:p text:style-name="P12">Lors de la validation, le formateur devra se munir de son support de cours rédigé en respectant la norme (cf. PAQ036 ci-joint) et le fond demandé par Orsys (cf. « Offre Charte Conception support » ci-joint).</text:p>
      <text:p text:style-name="P8"> </text:p>
      <text:p text:style-name="P13">EN QUOI CONSISTE LA VALIDATION ?</text:p>
      <text:p text:style-name="P11"> </text:p>
      <text:p text:style-name="P14">Objectif de cette validation :</text:p>
      <text:p text:style-name="P12">1. description en quelques minutes des objectifs du cours, des pré-requis nécessaires à la bonne compréhension des sujets traités et au final de ce qu'auront appris les stagiaires.</text:p>
      <text:p text:style-name="P12">2. description synthétique, en 10 minutes, du déroulement pédagogique du cours (les sujets traités par vacation d'une demi-journée, les types d'exercices proposés, les objectifs de chaque chapitre).</text:p>
      <text:p text:style-name="P12">3. mise en situation de 10 minutes sur un chapitre du cours choisi par la personne en charge de la validation</text:p>
      <text:p text:style-name="P12"><text:soft-page-break/>4. questions libres sur le domaine du cours (durée variable).</text:p>
      <text:p text:style-name="P11"> </text:p>
      <text:p text:style-name="P14">Pré-requis à la validation :</text:p>
      <text:p text:style-name="P12">· connaître le programme du cours, tel qu'il est décrit au catalogue, et donc vendu aux clients. </text:p>
      <text:p text:style-name="P12">· connaître le déroulement pédagogique du cours, l'enchaînement des sujets traités, par vacation d'une demi-journée.</text:p>
      <text:p text:style-name="P12">· connaître le support de cours.</text:p>
      <text:p text:style-name="P19"> </text:p>
      <text:p text:style-name="P16">Dans l’hypothèse où vous seriez amené à animer une formation en langue anglaise, nous vous mettrons alors en contact avec une de nos formatrice anglophone afin qu’elle évalue votre niveau de conversation.</text:p>
      <text:p text:style-name="P16">Cet entretien viendra en complément de la validation sur le cours et n’aura lieu qu’une seule fois.</text:p>
      <text:p text:style-name="P19"> </text:p>
      <text:p text:style-name="P15">INSATISFACTION CLIENTS :</text:p>
      <text:p text:style-name="P17"> </text:p>
      <text:p text:style-name="P12">En cas de non-satisfaction des clients, de la responsabilité des intervenants, ceux-ci peuvent se voir demander d’animer à leurs frais des jours supplémentaires ou être défalqués d’une partie de leurs rétributions. Cela est géré au cas par cas. </text:p>
      <text:p text:style-name="P17"> </text:p>
      <text:p text:style-name="P19"> </text:p>
      <text:p text:style-name="Text_20_body"><text:span text:style-name="T18">PLANNING</text:span> <text:span text:style-name="T19">:</text:span></text:p>
      <text:p text:style-name="P8"> </text:p>
      <text:p text:style-name="P12">Dès qu’une session de formation vous sera planifiée, une mise à jour de planning semestriel vous sera adressée chaque semaine, pour vous permettre de suivre l’évolution du nombre d’inscrits par session.</text:p>
      <text:p text:style-name="P12">Les sessions proposées seront maintenues moyennant un nombre de participants suffisants (3 à 4 participants minimum).</text:p>
      <text:p text:style-name="P26">A noter que des demandes « Intra », de dédoublement ou de sessions supplémentaires, pourront vous être transmises à tout moment dans l’année, en fonction de vos disponibilités.</text:p>
      <text:p text:style-name="P4"> </text:p>
      <text:p text:style-name="P25"><text:span text:style-name="T14">**IMPORTANT**</text:span><text:span text:style-name="T15"><text:line-break/></text:span><text:span text:style-name="T9">Les codes se composent de 3 premières lettres qui représentent la référence du stage, auxquelles s'ajoutent, 2 autres lettres indiquant la ville où il se déroulera et un chiffre précisant le nombre de sessions à la même date (à l'exception du </text:span><text:span text:style-name="T12">8 </text:span><text:span text:style-name="T9">qui sert à identifier les sessions anglophones et le </text:span><text:span text:style-name="T12">7</text:span><text:span text:style-name="T9"> qui sert à identifier les sessions néerlandaises).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6">Ville</text:p>
          </table:table-cell>
          <table:table-cell table:style-name="Tableau3.B1" office:value-type="string">
            <text:p text:style-name="P35">Nouvelle<text:line-break/><text:soft-page-break/>codification</text:p>
          </table:table-cell>
        </table:table-row>
        <table:table-row>
          <table:table-cell table:style-name="Tableau3.A26" office:value-type="string">
            <text:p text:style-name="P35">Reims</text:p>
          </table:table-cell>
          <table:table-cell table:style-name="Tableau3.B2" office:value-type="string">
            <text:p text:style-name="P36">RM</text:p>
          </table:table-cell>
        </table:table-row>
        <table:table-row>
          <table:table-cell table:style-name="Tableau3.A26" office:value-type="string">
            <text:p text:style-name="P35">Bruxelles</text:p>
          </table:table-cell>
          <table:table-cell table:style-name="Tableau3.B2" office:value-type="string">
            <text:p text:style-name="P36">BR</text:p>
          </table:table-cell>
        </table:table-row>
        <table:table-row>
          <table:table-cell table:style-name="Tableau3.A26" office:value-type="string">
            <text:p text:style-name="P40">Toulon (La Garde)</text:p>
          </table:table-cell>
          <table:table-cell table:style-name="Tableau3.B2" office:value-type="string">
            <text:p text:style-name="P36">TN</text:p>
          </table:table-cell>
        </table:table-row>
        <table:table-row>
          <table:table-cell table:style-name="Tableau3.A26" office:value-type="string">
            <text:p text:style-name="P35">Dijon</text:p>
          </table:table-cell>
          <table:table-cell table:style-name="Tableau3.B2" office:value-type="string">
            <text:p text:style-name="P36">DI</text:p>
          </table:table-cell>
        </table:table-row>
        <table:table-row>
          <table:table-cell table:style-name="Tableau3.A26" office:value-type="string">
            <text:p text:style-name="P35">Lille</text:p>
          </table:table-cell>
          <table:table-cell table:style-name="Tableau3.B2" office:value-type="string">
            <text:p text:style-name="P36">LI</text:p>
          </table:table-cell>
        </table:table-row>
        <table:table-row>
          <table:table-cell table:style-name="Tableau3.A26" office:value-type="string">
            <text:p text:style-name="P35">Angers</text:p>
          </table:table-cell>
          <table:table-cell table:style-name="Tableau3.B2" office:value-type="string">
            <text:p text:style-name="P36">AN</text:p>
          </table:table-cell>
        </table:table-row>
        <table:table-row>
          <table:table-cell table:style-name="Tableau3.A26" office:value-type="string">
            <text:p text:style-name="P35">Genève</text:p>
          </table:table-cell>
          <table:table-cell table:style-name="Tableau3.B2" office:value-type="string">
            <text:p text:style-name="P36">GE</text:p>
          </table:table-cell>
        </table:table-row>
        <table:table-row>
          <table:table-cell table:style-name="Tableau3.A26" office:value-type="string">
            <text:p text:style-name="P35">Sophia-Antipolis</text:p>
          </table:table-cell>
          <table:table-cell table:style-name="Tableau3.B2" office:value-type="string">
            <text:p text:style-name="P36">SA</text:p>
          </table:table-cell>
        </table:table-row>
        <table:table-row>
          <table:table-cell table:style-name="Tableau3.A26" office:value-type="string">
            <text:p text:style-name="P35">Grenoble</text:p>
          </table:table-cell>
          <table:table-cell table:style-name="Tableau3.B2" office:value-type="string">
            <text:p text:style-name="P36">GR</text:p>
          </table:table-cell>
        </table:table-row>
        <table:table-row>
          <table:table-cell table:style-name="Tableau3.A26" office:value-type="string">
            <text:p text:style-name="P35">Orléans</text:p>
          </table:table-cell>
          <table:table-cell table:style-name="Tableau3.B2" office:value-type="string">
            <text:p text:style-name="P36">OR</text:p>
          </table:table-cell>
        </table:table-row>
        <table:table-row>
          <table:table-cell table:style-name="Tableau3.A26" office:value-type="string">
            <text:p text:style-name="P35">Limoges</text:p>
          </table:table-cell>
          <table:table-cell table:style-name="Tableau3.B2" office:value-type="string">
            <text:p text:style-name="P36">LG</text:p>
          </table:table-cell>
        </table:table-row>
        <table:table-row>
          <table:table-cell table:style-name="Tableau3.A26" office:value-type="string">
            <text:p text:style-name="P35">Lyon</text:p>
          </table:table-cell>
          <table:table-cell table:style-name="Tableau3.B2" office:value-type="string">
            <text:p text:style-name="P36">LY</text:p>
          </table:table-cell>
        </table:table-row>
        <table:table-row>
          <table:table-cell table:style-name="Tableau3.A26" office:value-type="string">
            <text:p text:style-name="P35">Montpellier</text:p>
          </table:table-cell>
          <table:table-cell table:style-name="Tableau3.B2" office:value-type="string">
            <text:p text:style-name="P36">MO</text:p>
          </table:table-cell>
        </table:table-row>
        <table:table-row>
          <table:table-cell table:style-name="Tableau3.A26" office:value-type="string">
            <text:p text:style-name="P40">Nantes (Saint-Herblain)</text:p>
          </table:table-cell>
          <table:table-cell table:style-name="Tableau3.B2" office:value-type="string">
            <text:p text:style-name="P41">NA</text:p>
          </table:table-cell>
        </table:table-row>
        <table:table-row>
          <table:table-cell table:style-name="Tableau3.A26" office:value-type="string">
            <text:p text:style-name="P35">Bordeaux</text:p>
          </table:table-cell>
          <table:table-cell table:style-name="Tableau3.B2" office:value-type="string">
            <text:p text:style-name="P36">BO</text:p>
          </table:table-cell>
        </table:table-row>
        <table:table-row>
          <table:table-cell table:style-name="Tableau3.A26" office:value-type="string">
            <text:p text:style-name="P35">Paris La Défense<text:line-break/>(Arche et Collines)</text:p>
          </table:table-cell>
          <table:table-cell table:style-name="Tableau3.B2" office:value-type="string">
            <text:p text:style-name="P36">PA</text:p>
          </table:table-cell>
        </table:table-row>
        <table:table-row>
          <table:table-cell table:style-name="Tableau3.A26" office:value-type="string">
            <text:p text:style-name="P35">Niort</text:p>
          </table:table-cell>
          <table:table-cell table:style-name="Tableau3.B2" office:value-type="string">
            <text:p text:style-name="P36">NI</text:p>
          </table:table-cell>
        </table:table-row>
        <table:table-row>
          <table:table-cell table:style-name="Tableau3.A26" office:value-type="string">
            <text:p text:style-name="P40">Rennes (Chantepie)</text:p>
          </table:table-cell>
          <table:table-cell table:style-name="Tableau3.B2" office:value-type="string">
            <text:p text:style-name="P36">RE</text:p>
          </table:table-cell>
        </table:table-row>
        <table:table-row>
          <table:table-cell table:style-name="Tableau3.A26" office:value-type="string">
            <text:p text:style-name="P35">Strasbourg</text:p>
          </table:table-cell>
          <table:table-cell table:style-name="Tableau3.B2" office:value-type="string">
            <text:p text:style-name="P36">ST</text:p>
          </table:table-cell>
        </table:table-row>
        <table:table-row>
          <table:table-cell table:style-name="Tableau3.A26" office:value-type="string">
            <text:p text:style-name="P35">Toulouse</text:p>
          </table:table-cell>
          <table:table-cell table:style-name="Tableau3.B2" office:value-type="string">
            <text:p text:style-name="P36">TO</text:p>
          </table:table-cell>
        </table:table-row>
        <table:table-row>
          <table:table-cell table:style-name="Tableau3.A26" office:value-type="string">
            <text:p text:style-name="P35">Luxembourg</text:p>
          </table:table-cell>
          <table:table-cell table:style-name="Tableau3.B2" office:value-type="string">
            <text:p text:style-name="P36">LU</text:p>
          </table:table-cell>
        </table:table-row>
        <table:table-row>
          <table:table-cell table:style-name="Tableau3.A26" office:value-type="string">
            <text:p text:style-name="P40">Tours (Saint-Avertin)</text:p>
          </table:table-cell>
          <table:table-cell table:style-name="Tableau3.B2" office:value-type="string">
            <text:p text:style-name="P36">TR</text:p>
          </table:table-cell>
        </table:table-row>
        <table:table-row>
          <table:table-cell table:style-name="Tableau3.A26" office:value-type="string">
            <text:p text:style-name="P35">Rouen</text:p>
          </table:table-cell>
          <table:table-cell table:style-name="Tableau3.B2" office:value-type="string">
            <text:p text:style-name="P36">RO</text:p>
          </table:table-cell>
        </table:table-row>
        <table:table-row>
          <table:table-cell table:style-name="Tableau3.A26" office:value-type="string">
            <text:p text:style-name="P35">Aix-en-Provence</text:p>
          </table:table-cell>
          <table:table-cell table:style-name="Tableau3.B2" office:value-type="string">
            <text:p text:style-name="P36">AX<text:soft-page-break/></text:p>
          </table:table-cell>
        </table:table-row>
        <table:table-row>
          <table:table-cell table:style-name="Tableau3.A26" office:value-type="string">
            <text:p text:style-name="P35">Nancy</text:p>
          </table:table-cell>
          <table:table-cell table:style-name="Tableau3.B2" office:value-type="string">
            <text:p text:style-name="P36">NY</text:p>
          </table:table-cell>
        </table:table-row>
        <table:table-row>
          <table:table-cell table:style-name="Tableau3.A27" office:value-type="string">
            <text:p text:style-name="P35">Intra chez le client</text:p>
          </table:table-cell>
          <table:table-cell table:style-name="Tableau3.B2" office:value-type="string">
            <text:p text:style-name="P36">ZZ</text:p>
          </table:table-cell>
        </table:table-row>
      </table:table>
      <text:p text:style-name="P12"><text:line-break/>      </text:p>
      <text:p text:style-name="P12">Cette codification sera à reporter sur vos factures. </text:p>
      <text:p text:style-name="P20"> </text:p>
      <text:p text:style-name="Text_20_body"><text:span text:style-name="T9">Je vous souhaite une bonne réception de tous ces éléments</text:span><text:span text:style-name="T36">.</text:span></text:p>
      <text:p text:style-name="P5"> </text:p>
      <text:p text:style-name="P4"> </text:p>
      <text:p text:style-name="P10">Aurore BIENFAIT</text:p>
      <text:p text:style-name="P27">Service planification Inter</text:p>
      <text:p text:style-name="Text_20_body"><text:span text:style-name="T29">Tél. : 01 49 07 83 94</text:span><text:span text:style-name="T47"> </text:span></text:p>
      <text:p text:style-name="P21"> </text:p>
      <text:p text:style-name="P10">Estelle ALLEMAND </text:p>
      <text:p text:style-name="P27">Directrice du Département Planification Inter/Intra</text:p>
      <text:p text:style-name="P27">Tel: 01.49.07.73.5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Symbol" svg:font-family="Symbol"/>
    <style:font-face style:name="Tahoma" svg:font-family="Tahoma, sans-serif"/>
    <style:font-face style:name="Trebuchet MS" svg:font-family="'Trebuchet MS', sans-serif"/>
    <style:font-face style:name="Verdana" svg:font-family="Verdana, sans-serif"/>
    <style:font-face style:name="Wingdings" svg:font-family="Wingdings"/>
    <style:font-face style:name="Wingdings 2" svg:font-family="'Wingdings 2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07:43:42.893420628</meta:creation-date>
    <dc:date>2019-11-16T07:44:23.114281404</dc:date>
    <meta:editing-duration>PT44S</meta:editing-duration>
    <meta:editing-cycles>1</meta:editing-cycles>
    <meta:generator>LibreOffice/5.2.7.2$Linux_X86_64 LibreOffice_project/20m0$Build-2</meta:generator>
    <meta:document-statistic meta:table-count="3" meta:image-count="0" meta:object-count="0" meta:page-count="7" meta:paragraph-count="206" meta:word-count="1295" meta:character-count="7953" meta:non-whitespace-character-count="6625"/>
  </office:meta>
</office:document-meta>
</file>